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8">
      <style:text-properties fo:font-weight="bold" style:font-weight-asian="bold" style:font-weight-complex="bold"/>
    </style:style>
    <style:style style:name="P2" style:family="paragraph" style:parent-style-name="Standard" style:list-style-name="L5">
      <style:text-properties fo:font-weight="bold" style:font-weight-asian="bold" style:font-weight-complex="bold"/>
    </style:style>
    <style:style style:name="P3" style:family="paragraph" style:parent-style-name="Standard" style:list-style-name="L11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8">
      <style:text-properties fo:font-weight="normal" style:font-weight-asian="normal" style:font-weight-complex="normal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3" style:family="paragraph" style:parent-style-name="Standard" style:list-style-name="L1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/>
    </style:style>
    <style:style style:name="P16" style:family="paragraph" style:parent-style-name="Standard" style:list-style-name="L5">
      <style:text-properties fo:language="de" fo:country="DE"/>
    </style:style>
    <style:style style:name="P17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language="de" fo:country="DE" style:font-size-asian="15pt" style:font-size-complex="15pt"/>
    </style:style>
    <style:style style:name="P19" style:family="paragraph" style:parent-style-name="Standard">
      <style:text-properties fo:font-size="15pt" style:font-size-asian="15pt" style:font-size-complex="15pt"/>
    </style:style>
    <style:style style:name="P2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 style:parent-style-name="Standard" style:list-style-name="L5"/>
    <style:style style:name="P22" style:family="paragraph" style:parent-style-name="Standard" style:list-style-name="L8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11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Quotations">
      <style:text-properties fo:font-variant="normal" fo:text-transform="none" fo:color="#003399" style:font-name="Helvetica Neue" fo:font-size="11.25pt" fo:letter-spacing="normal" fo:language="de" fo:country="DE" fo:font-style="normal" fo:font-weight="normal"/>
    </style:style>
    <style:style style:name="T1" style:family="text">
      <style:text-properties fo:language="de" fo:country="DE"/>
    </style:style>
    <style:style style:name="T2" style:family="text">
      <style:text-properties fo:font-size="15pt" fo:language="de" fo:country="DE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<text:span text:style-name="T3">Gliederung</text:span> </text:p>
      <text:p text:style-name="P8"/>
      <text:p text:style-name="P17">Kurzfassung </text:p>
      <text:p text:style-name="P17"/>
      <text:p text:style-name="P17">Danksagung</text:p>
      <text:p text:style-name="P17"/>
      <text:p text:style-name="P17">1. Einleitung</text:p>
      <text:list xml:id="list516925646474784962" text:style-name="L1">
        <text:list-item>
          <text:p text:style-name="P9">Szenario</text:p>
        </text:list-item>
        <text:list-item>
          <text:p text:style-name="P9">Problembeschreibung</text:p>
        </text:list-item>
        <text:list-item>
          <text:p text:style-name="P9">Zielsetzung und Aufgaben </text:p>
        </text:list-item>
        <text:list-item>
          <text:p text:style-name="P9">Zielgruppen</text:p>
          <text:p text:style-name="P13"/>
        </text:list-item>
      </text:list>
      <text:p text:style-name="P18">2. Motivation</text:p>
      <text:list xml:id="list6436584631864978826" text:style-name="L3">
        <text:list-item>
          <text:p text:style-name="P10">Thematischer Hintergrund und Grundlagen</text:p>
          <text:list>
            <text:list-item>
              <text:p text:style-name="P14">Homeautomation</text:p>
            </text:list-item>
            <text:list-item>
              <text:p text:style-name="P14">Natürliche Interaktion</text:p>
            </text:list-item>
          </text:list>
        </text:list-item>
        <text:list-item>
          <text:p text:style-name="P10">Ausblick für die Zukunft</text:p>
          <text:p text:style-name="P14"/>
        </text:list-item>
      </text:list>
      <text:p text:style-name="P18">3. Anforderungsanalyse und Konzeption</text:p>
      <text:list xml:id="list4594308740641851772" text:style-name="L4">
        <text:list-item>
          <text:p text:style-name="P11">Anforderungen </text:p>
          <text:list>
            <text:list-item>
              <text:p text:style-name="P15">Auflistung der Anforderungen</text:p>
            </text:list-item>
          </text:list>
        </text:list-item>
        <text:list-item>
          <text:p text:style-name="P4"><text:span text:style-name="T1">Domänen-Modell</text:span></text:p>
          <text:list>
            <text:list-item>
              <text:p text:style-name="P15">Beschreibung der Domänen</text:p>
              <text:list>
                <text:list-item>
                  <text:p text:style-name="P15">Gerstensteuerung-Anwendung</text:p>
                  <text:list>
                    <text:list-item>
                      <text:p text:style-name="P15">Auswahl der geeigneten Gesten</text:p>
                    </text:list-item>
                  </text:list>
                </text:list-item>
                <text:list-item>
                  <text:p text:style-name="P15">Server</text:p>
                  <text:list>
                    <text:list-item>
                      <text:p text:style-name="P15">Konzeption des Servers</text:p>
                    </text:list-item>
                    <text:list-item>
                      <text:p text:style-name="P15">OpenHUB</text:p>
                    </text:list-item>
                  </text:list>
                </text:list-item>
                <text:list-item>
                  <text:p text:style-name="P15">Konfigurations- Framework</text:p>
                </text:list-item>
              </text:list>
            </text:list-item>
          </text:list>
        </text:list-item>
        <text:list-item>
          <text:p text:style-name="P11">Verwendete Hardware und Anforderungen</text:p>
          <text:list>
            <text:list-item>
              <text:p text:style-name="P15">Kinect</text:p>
            </text:list-item>
            <text:list-item>
              <text:p text:style-name="P15">OpenHub steuerbare Komponenten</text:p>
            </text:list-item>
            <text:list-item>
              <text:p text:style-name="P15">Tinkerforge</text:p>
              <text:list>
                <text:list-item>
                  <text:p text:style-name="P15">Brick </text:p>
                </text:list-item>
                <text:list-item>
                  <text:p text:style-name="P15">Remote Bricklet</text:p>
                </text:list-item>
              </text:list>
            </text:list-item>
            <text:list-item>
              <text:p text:style-name="P15">Funksteckdosen</text:p>
            </text:list-item>
          </text:list>
        </text:list-item>
      </text:list>
      <text:p text:style-name="P7"/>
      <text:list xml:id="list43225294" text:continue-numbering="true" text:style-name="L4">
        <text:list-item>
          <text:p text:style-name="P11">Systemumgebung</text:p>
          <text:list>
            <text:list-item>
              <text:p text:style-name="P15">Programmiersprache</text:p>
            </text:list-item>
            <text:list-item>
              <text:p text:style-name="P15">IDE</text:p>
            </text:list-item>
            <text:list-item>
              <text:p text:style-name="P15">Betriebssystem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18"><text:soft-page-break/></text:p>
      <text:p text:style-name="P18">4. Realisierung</text:p>
      <text:list xml:id="list4529729162332913444" text:style-name="L5">
        <text:list-item>
          <text:p text:style-name="P12">Verwendete Komponenten</text:p>
          <text:list>
            <text:list-item>
              <text:p text:style-name="P16">OpeniNI Framework und NITE Midleware </text:p>
            </text:list-item>
            <text:list-item>
              <text:p text:style-name="P16">Jersey und das Server/Client Model</text:p>
            </text:list-item>
            <text:list-item>
              <text:p text:style-name="P16">Tinkerforge API</text:p>
            </text:list-item>
            <text:list-item>
              <text:p text:style-name="P16">XML verarbeitung</text:p>
              <text:p text:style-name="P16"/>
            </text:list-item>
          </text:list>
        </text:list-item>
        <text:list-item>
          <text:p text:style-name="P12">Systemarchitektur</text:p>
          <text:list>
            <text:list-item>
              <text:p text:style-name="P16">Realisierung der Gesten-Steuerung</text:p>
              <text:list>
                <text:list-item>
                  <text:p text:style-name="P16">Position der Hand, anhand des Body-COM (1.Versuch)</text:p>
                </text:list-item>
                <text:list-item>
                  <text:p text:style-name="P16">RayTracer (2. Versuch)</text:p>
                </text:list-item>
              </text:list>
            </text:list-item>
            <text:list-item>
              <text:p text:style-name="P16">Realisierung der Initial-Pose</text:p>
              <text:list>
                <text:list-item>
                  <text:p text:style-name="P16">Initialisierung anhand der Psi-Pose (1. Versuch)</text:p>
                </text:list-item>
                <text:list-item>
                  <text:p text:style-name="P16">Initialisierung anhand von NITEs Gesture Recognizer (2. Versuch) </text:p>
                </text:list-item>
              </text:list>
            </text:list-item>
            <text:list-item>
              <text:p text:style-name="P16">Aufbau der GUI</text:p>
            </text:list-item>
            <text:list-item>
              <text:p text:style-name="P16">Realisierung des Client/Server Models</text:p>
              <text:list>
                <text:list-item>
                  <text:p text:style-name="P16">Eigenes Model</text:p>
                </text:list-item>
                <text:list-item>
                  <text:p text:style-name="P16">Ansteuerung von anderen Servern </text:p>
                </text:list-item>
              </text:list>
            </text:list-item>
            <text:list-item>
              <text:p text:style-name="P16">Konfiguration </text:p>
              <text:list>
                <text:list-item>
                  <text:p text:style-name="P16">XML</text:p>
                </text:list-item>
                <text:list-item>
                  <text:p text:style-name="P16">Konfigurations-GUI</text:p>
                </text:list-item>
              </text:list>
            </text:list-item>
            <text:list-item>
              <text:p text:style-name="P21"><text:span text:style-name="T1">Erweiterbarkeit</text:span></text:p>
              <text:list>
                <text:list-item>
                  <text:p text:style-name="P21"><text:span text:style-name="T1">State-Pattern</text:span></text:p>
                </text:list-item>
              </text:list>
            </text:list-item>
          </text:list>
        </text:list-item>
        <text:list-item>
          <text:p text:style-name="P2"><text:span text:style-name="T1">Funktionsweise des Systems</text:span></text:p>
          <text:list>
            <text:list-item>
              <text:p text:style-name="P21"><text:span text:style-name="T1"><text:s/>Mit der Anwendung interagieren</text:span></text:p>
            </text:list-item>
            <text:list-item>
              <text:p text:style-name="P21"><text:span text:style-name="T1">Anwendung konfigurieren</text:span></text:p>
            </text:list-item>
          </text:list>
        </text:list-item>
      </text:list>
      <text:p text:style-name="P19"><text:span text:style-name="T1"/></text:p>
      <text:p text:style-name="P19"><text:span text:style-name="T1">5. Evaluation</text:span></text:p>
      <text:list xml:id="list5734239817520804033" text:style-name="L8">
        <text:list-item>
          <text:p text:style-name="P22"><text:span text:style-name="T1">Versuchsaufbau</text:span></text:p>
          <text:list>
            <text:list-item>
              <text:p text:style-name="P24"><text:span text:style-name="T1">Beschreibung</text:span></text:p>
            </text:list-item>
            <text:list-item>
              <text:p text:style-name="P24"><text:span text:style-name="T1">Durchführung</text:span></text:p>
            </text:list-item>
            <text:list-item>
              <text:p text:style-name="P24"><text:span text:style-name="T1">Diskussion</text:span></text:p>
            </text:list-item>
          </text:list>
        </text:list-item>
        <text:list-item>
          <text:p text:style-name="P1"><text:span text:style-name="T1">Evaluierung des Entwicklers</text:span></text:p>
          <text:list>
            <text:list-item>
              <text:p text:style-name="P6"><text:span text:style-name="T1">Kritische Punkte</text:span></text:p>
            </text:list-item>
            <text:list-item>
              <text:p text:style-name="P6"><text:span text:style-name="T1">Grenzen des Systems</text:span></text:p>
              <text:p text:style-name="P6"><text:span text:style-name="T1"/></text:p>
            </text:list-item>
          </text:list>
        </text:list-item>
      </text:list>
      <text:p text:style-name="P5"><text:span text:style-name="T2">6. <text:s/>Ausblick und Fazit</text:span></text:p>
      <text:list xml:id="list2106967446002785256" text:style-name="L11">
        <text:list-item>
          <text:p text:style-name="P3"><text:span text:style-name="T4">Fazit</text:span></text:p>
        </text:list-item>
        <text:list-item>
          <text:p text:style-name="P23"><text:span text:style-name="T1">Ausblick</text:span></text:p>
        </text:list-item>
      </text:list>
      <text:list xml:id="list6675817911038300194" text:style-name="L10">
        <text:list-header>
          <text:p text:style-name="P25"><text:span text:style-name="T1"/></text:p>
        </text:list-header>
      </text:list>
      <text:p text:style-name="P5"><text:span text:style-name="T2">7. Zusammenfassung</text:span></text:p>
      <text:p text:style-name="P5"><text:span text:style-name="T2"/></text:p>
      <text:p text:style-name="P20"><text:span text:style-name="T1">8.Literaturverzeichnis</text:span></text:p>
      <text:p text:style-name="Standard"><text:span text:style-name="T1"/></text:p>
      <text:p text:style-name="P7"/>
      <text:p text:style-name="P7"/>
      <text:list xml:id="list43247499" text:continue-list="list4529729162332913444" text:style-name="L5">
        <text:list-item>
          <text:list>
            <text:list-header>
              <text:p text:style-name="P16"/>
            </text:list-header>
          </text:list>
        </text:list-item>
      </text:list>
      <text:p text:style-name="P7"><text:soft-page-break/></text:p>
      <text:p text:style-name="P7"/>
      <text:p text:style-name="P7"/>
      <text:p text:style-name="P7"/>
      <text:p text:style-name="P7"><text:tab/></text:p>
      <text:p text:style-name="P7"/>
      <text:p text:style-name="P26">1. Einführung:<text:line-break/>Was wird beschrieben?<text:line-break/>Welches Problem wird bearbeitet?<text:line-break/>Warum will man das Problem lösen?<text:line-break/><text:line-break/>2. Motivation und thematischer Hintergrund:<text:line-break/>thematische Einbettung: z.B. Home Automation allgemeint, Gestensteuerung,<text:line-break/>Vernetzung, Smart Environments, Ubiquitous Computing etc<text:line-break/><text:line-break/>3. Konzept und Design<text:line-break/>Domäne<text:line-break/>Welche (Software-)Anforderungen?<text:line-break/>Welche Gesten?<text:line-break/>Vorgehen Entwicklung (Prototypen, Inkremente)<text:line-break/><text:line-break/>4. Implementation<text:line-break/>Softwarearchitektur<text:line-break/>verwendete Komponenten (Drittsoftware)<text:line-break/>GUI-Aufbau<text:line-break/>Softwareverhalten<text:line-break/>Klassenmodell/Pattern<text:line-break/>Workflow<text:line-break/><text:line-break/>5. Evaluation<text:line-break/>Openhab-Kompatibilität, Usability System/GUI, Gestenevaluation<text:line-break/>5a Versuchsbeschreibung<text:line-break/>5b Resultate<text:line-break/>5c Diskussion<text:line-break/><text:line-break/>6. Ausblick<text:line-break/>Was kann man damit doch machen?<text:line-break/>Welche Einsatzbereiche gibt es?<text:line-break/>Wie könnte man System erweitern?<text:line-break/>Welche technischen Entwicklung werden dafür sorgen, dass das System NOCH interessanter wird?<text:line-break/>Welche Probleme müsste man lösen, um das System zu benuzten oder zu integrieren?<text:line-break/><text:line-break/>7. Zusammenfassung<text:line-break/>Wurde die Aufgabe gelöst? Wenn ja: wie und wie gut; wenn nein: welche Teilproblematik konnte gelöst werden.<text:line-break/>Was kann das System, was macht es besonders?<text:line-break/>Was sind die Ergebnisse der Studien?<text:line-break/><text:line-break/><text:line-break/>Tipp zum Argumentieren:<text:line-break/><text:line-break/>Wenn du mehrere gute Punkte/Argumente/Vorteile hast, dann ordne diese nach Gewicht. Beginne immer mit einem guten Argument, dann ein evtl. schwächeres, sodass die einzelnen Punkte thematisch gut zusammenpassen. Schließe -- soweit <text:soft-page-break/>möglich -- mit dem stärksten Argument! Das führt nachgewiesener Weise zur besten Leseerfahrung!</text:p>
      <text:p text:style-name="P7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7M51S</meta:editing-duration>
    <meta:editing-cycles>6</meta:editing-cycles>
    <meta:generator>OpenOffice/4.1.0$Win32 OpenOffice.org_project/410m18$Build-9764</meta:generator>
    <dc:date>2014-07-17T23:08:00.13</dc:date>
    <meta:document-statistic meta:table-count="0" meta:image-count="0" meta:object-count="0" meta:page-count="4" meta:paragraph-count="75" meta:word-count="416" meta:character-count="3041"/>
    <meta:user-defined meta:name="Info 1"/>
    <meta:user-defined meta:name="Info 2"/>
    <meta:user-defined meta:name="Info 3"/>
    <meta:user-defined meta:name="Info 4"/>
  </office:meta>
</office:document-meta>
</file>